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Heading_20_2">
      <style:text-properties fo:font-weight="normal" style:font-weight-asian="normal" style:font-weight-complex="normal"/>
    </style:style>
    <style:style style:name="P3" style:family="paragraph" style:parent-style-name="Heading_20_3">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sis Projects</text:h>
      <text:p text:style-name="Text_20_body"/>
      <text:h text:style-name="Heading_20_2" text:outline-level="2">Spike-sorting for Silicon Depth Probes</text:h>
      <text:h text:style-name="P3" text:outline-level="3">Who</text:h>
      <text:p text:style-name="Text_20_body">Yang Dan, Dan Feldman, Frederic Theunissen</text:p>
      <text:h text:style-name="P3" text:outline-level="3">What</text:h>
      <text:p text:style-name="Text_20_body">Spike sorting for silicon depth probes is an open problem that needs to be solved. Find out what the latest and greatest is in the field and then develop clustering algorithms that do spike sorting quickly and effectively.</text:p>
      <text:p text:style-name="Text_20_body"/>
      <text:h text:style-name="Heading_20_2" text:outline-level="2">Laminar Interactions in Cortex</text:h>
      <text:h text:style-name="P3" text:outline-level="3">Who</text:h>
      <text:p text:style-name="Text_20_body">Dan Feldman, Frederic Theunissen</text:p>
      <text:h text:style-name="P3" text:outline-level="3">What</text:h>
      <text:p text:style-name="Text_20_body">Use silicon depth probes to simultaneously record units at different depths in the same hypercolumn of cortex. This requires good spike-sorting algorithms.</text:p>
      <text:p text:style-name="Text_20_body"/>
      <text:h text:style-name="Heading_20_2" text:outline-level="2">Top-down Control in Primary Sensory Cortex</text:h>
      <text:h text:style-name="P3" text:outline-level="3">Who</text:h>
      <text:p text:style-name="Text_20_body">Dan Feldman, Frederic Theunissen, Jose Carmena</text:p>
      <text:h text:style-name="P3" text:outline-level="3">What</text:h>
      <text:p text:style-name="P1">Record from motor (or sensorimotor) cortex and primary sensory cortex simultaneously to uncover the influence of motor/sensorimotor cortex on primary sensory area.</text:p>
      <text:p text:style-name="P1"/>
      <text:h text:style-name="Heading_20_2" text:outline-level="2"><text:soft-page-break/>STRFs in S1</text:h>
      <text:h text:style-name="P3" text:outline-level="3">Who</text:h>
      <text:p text:style-name="Text_20_body">Dan Feldman</text:p>
      <text:h text:style-name="P3" text:outline-level="3">What</text:h>
      <text:p text:style-name="P1">The goal is to record the set of features that would be used for constructing a STRF from S1. This may entail recording whisker movement during interaction of object, and quantifying that movement to get the features generated by active whisking with a given object, or modeling the interaction between the whiskers and an arbitrary object.</text:p>
      <text:h text:style-name="Heading_20_2" text:outline-level="2"><text:span text:style-name="T1"/></text:h>
      <text:h text:style-name="Heading_20_2" text:outline-level="2">Decoding, Oscillations and Synchrony</text:h>
      <text:h text:style-name="P3" text:outline-level="3">Who</text:h>
      <text:p text:style-name="Text_20_body">Jose Carmena</text:p>
      <text:h text:style-name="P3" text:outline-level="3">What</text:h>
      <text:p text:style-name="P1">Record from motor (or sensorimotor) cortex and primary sensory cortex simultaneously. Do decoding of motor intention or sensory stimulus based on both spiking and LFP phase. Make models of oscillations and synchronous interactions.</text:p>
      <text:h text:style-name="Heading_20_2" text:outline-level="2"/>
      <text:h text:style-name="Heading_20_2" text:outline-level="2">BMI: Population Activity Replay</text:h>
      <text:h text:style-name="P3" text:outline-level="3">Who</text:h>
      <text:p text:style-name="Text_20_body">Jose Carmena</text:p>
      <text:h text:style-name="P3" text:outline-level="3">What</text:h>
      <text:p text:style-name="P1">Chronically record population activity from sensory cortex using MEAs while rat performs a somewhat complex discrimination task optimally. Then deprive animal of sensory receptors, for example by cutting whiskers, and then replay population activity while rat is performing task to see if the sensory input can be “replayed” and aid the rat in completing the task.</text:p>
      <text:h text:style-name="P2" text:outline-level="2"/>
      <text:p text:style-name="P1"/>
      <text:p text:style-name="P1"/>
      <text:p text:style-name="P1"><text:soft-page-break/></text:p>
      <text:h text:style-name="Heading_20_2" text:outline-level="2">Models of Plasticity, Reverberations and Associative Memory</text:h>
      <text:h text:style-name="P3" text:outline-level="3">Who</text:h>
      <text:p text:style-name="Text_20_body">Redwood, Frederic Theunissen, Yang Dan?</text:p>
      <text:h text:style-name="P3" text:outline-level="3">What</text:h>
      <text:p text:style-name="P1">The goal is to create single compartment IF neurons with learning variables and plasticity rules that can be used as associative memories and exhibit reverberations of those memories during recall.</text:p>
      <text:p text:style-name="P1"/>
      <text:h text:style-name="Heading_20_2" text:outline-level="2">Model that Implements Multiple-timescale Surprise Computation</text:h>
      <text:h text:style-name="P3" text:outline-level="3">Who</text:h>
      <text:p text:style-name="Text_20_body">Frederic Theunissen, Redwood</text:p>
      <text:h text:style-name="P3" text:outline-level="3">What</text:h>
      <text:p text:style-name="P1">Create a spiking network with plasticity rules that can compute the probability of an input pattern at time t given the input patterns prior to t.</text:p>
      <text:p text:style-name="P1"/>
      <text:h text:style-name="Heading_20_2" text:outline-level="2">Deep Net Preprocessing of Spectrograms</text:h>
      <text:h text:style-name="P3" text:outline-level="3">Who</text:h>
      <text:p text:style-name="Text_20_body">Frederic Theunissen, Redwood</text:p>
      <text:h text:style-name="P3" text:outline-level="3">What</text:h>
      <text:p text:style-name="P1">Use deep belief nets to preprocess spectrogram slices at different time resolutions, then use their output as a preprocessed input to a GLM STRF. This can be related to the surprise network, because the conditional <text:s/>probability of a pixel at time t is related to the joint distribution of that pixel and it's domain. Mutiple deep nets could be built up of smaller overlapping spatio-temporal slices of spectrograms to compute joint distributions in this mann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ke </meta:initial-creator>
    <meta:creation-date>2011-07-27T15:41:25</meta:creation-date>
    <dc:date>2011-08-27T11:03:35</dc:date>
    <meta:editing-duration>PT07H42M13S</meta:editing-duration>
    <meta:editing-cycles>286</meta:editing-cycles>
    <meta:generator>OpenOffice.org/3.2$Unix OpenOffice.org_project/320m12$Build-9483</meta:generator>
    <dc:creator>Mike </dc:creator>
    <meta:document-statistic meta:table-count="0" meta:image-count="0" meta:object-count="0" meta:page-count="3" meta:paragraph-count="46" meta:word-count="456" meta:character-count="2953"/>
  </office:meta>
</office:document-meta>
</file>